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1.942cm" fo:min-width="14.486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1.274cm" fo:min-width="5.342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19.2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draw:stroke="solid" fo:min-height="11.928cm"/>
    </style:style>
    <style:style style:name="co1" style:family="table-column">
      <style:table-column-properties style:column-width="8.058cm" style:use-optimal-column-width="false"/>
    </style:style>
    <style:style style:name="co2" style:family="table-column">
      <style:table-column-properties style:column-width="3.2cm" style:use-optimal-column-width="false"/>
    </style:style>
    <style:style style:name="co3" style:family="table-column">
      <style:table-column-properties style:column-width="12.89cm" style:use-optimal-column-width="false"/>
    </style:style>
    <style:style style:name="ro1" style:family="table-row">
      <style:table-row-properties style:row-height="1.214cm"/>
    </style:style>
    <style:style style:name="ro2" style:family="table-row">
      <style:table-row-properties style:row-height="1.213cm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2" style:family="table-cell">
      <loext:graphic-properties draw:fill-color="#dddddd"/>
      <style:paragraph-properties fo:border="0.03pt solid #ffffff"/>
    </style:style>
    <style:style style:name="ce3" style:family="table-cell">
      <loext:graphic-properties draw:fill-color="#dddddd"/>
      <style:paragraph-properties fo:border="0.03pt solid #ffffff"/>
      <style:text-properties fo:font-size="16pt" style:font-size-asian="16pt" style:font-weight-asian="normal" style:font-size-complex="16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weight-asian="normal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9.229cm" svg:x="1.4cm" svg:y="0.837cm" presentation:class="title" presentation:user-transformed="true">
          <draw:text-box>
            <text:p>Open-Trust DNS resolve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raditional DNS resolver issues:</text:p>
                <text:list>
                  <text:list-item>
                    <text:p>DNS resolver could trace site visiting activity. Untrusted resolver could use this private data without user agreement.</text:p>
                  </text:list-item>
                  <text:list-item>
                    <text:p>Router or other network devices on the path to internet could trace site visiting activity.</text:p>
                  </text:list-item>
                  <text:list-item>
                    <text:p>Resolving procedure may be not minimized the sent private information request.</text:p>
                  </text:list-item>
                </text:list>
              </text:list-item>
              <text:list-item>
                <text:p>Objectives:</text:p>
                <text:list>
                  <text:list-item>
                    <text:p>Select and use trusted resolvers, reading the service agreement acknowledging user benefits and service limitations from resolvers.</text:p>
                  </text:list-item>
                  <text:list-item>
                    <text:p>Conduct a new own trusted resolvers by leverage 3rd-party trusted resolvers.</text:p>
                  </text:list-item>
                  <text:list-item>
                    <text:p>Encrypt requested data on the path to resolver.</text:p>
                  </text:list-item>
                  <text:list-item>
                    <text:p>Minimize private data sent to resolv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olution:</text:p>
                <text:list>
                  <text:list-item>
                    <text:p>Trusted resolver:</text:p>
                    <text:list>
                      <text:list-item>
                        <text:p>Trust by consistence data</text:p>
                        <text:list>
                          <text:list-item>
                            <text:p>Consistence with cached (past data), if not conduct report for human manual recheck</text:p>
                          </text:list-item>
                          <text:list-item>
                            <text:p>Consistence between many resolvers</text:p>
                          </text:list-item>
                        </text:list>
                      </text:list-item>
                      <text:list-item>
                        <text:p>Hide privacy by distributing request:</text:p>
                        <text:list>
                          <text:list-item>
                            <text:p>Requests are partition</text:p>
                            <text:list>
                              <text:list-item>
                                <text:p>Partition request is private but the global request is not</text:p>
                              </text:list-item>
                              <text:list-item>
                                <text:p>Partition request is distributed to many resolvers.</text:p>
                              </text:list-item>
                            </text:list>
                          </text:list-item>
                          <text:list-item>
                            <text:p>The solution:</text:p>
                            <text:list>
                              <text:list-item>
                                <text:p>The most private information is lookup from cache as much as possible:</text:p>
                                <text:list>
                                  <text:list-item>
                                    <text:p>User does not intend visit that site but request is conducted just for cache update purpose</text:p>
                                  </text:list-item>
                                  <text:list-item>
                                    <text:p>User intend visit that site but request is not sent to resolver, it locally resolved by local cached database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Trust by many route paths:</text:p>
                        <text:list>
                          <text:list-item>
                            <text:p>Use Fiber/ADSL networks and GSM 3G of many ISP vendor to access trusted resolvers</text:p>
                          </text:list-item>
                          <text:list-item>
                            <text:p>Use trusted VPN services as another “ISP vendor” to access trusted resolver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mplement milestones:</text:p>
                <text:list>
                  <text:list-item>
                    <text:p>Implement local resolver with cached DNS records database</text:p>
                  </text:list-item>
                  <text:list-item>
                    <text:p>Implement worker resolver to request DNS server for record updated and/or live resolve request</text:p>
                  </text:list-item>
                  <text:list-item>
                    <text:p>Implement local DNS server (like dnsmasq) that accept client request (eg: firefox browser) and delegate request to local resolver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stem overview</text:p>
          </draw:text-box>
        </draw:frame>
        <draw:frame presentation:style-name="pr5" draw:layer="layout" svg:width="12.375cm" svg:height="2.868cm" svg:x="12.946cm" svg:y="6.188cm" presentation:class="outline" presentation:user-transformed="true">
          <draw:text-box>
            <text:list text:style-name="L2">
              <text:list-header>
                <text:p>Domain Name REST api server</text:p>
              </text:list-header>
            </text:list>
          </draw:text-box>
        </draw:frame>
        <draw:frame presentation:style-name="pr5" draw:layer="layout" svg:width="12.375cm" svg:height="2.868cm" svg:x="12.917cm" svg:y="9.998cm" presentation:class="outline" presentation:user-transformed="true">
          <draw:text-box>
            <text:list text:style-name="L2">
              <text:list-header>
                <text:p>OAuth2 Authorization server</text:p>
              </text:list-header>
            </text:list>
          </draw:text-box>
        </draw:frame>
        <draw:frame presentation:style-name="pr5" draw:layer="layout" svg:width="12.375cm" svg:height="2.868cm" svg:x="12.946cm" svg:y="13.734cm" presentation:class="outline" presentation:user-transformed="true">
          <draw:text-box>
            <text:list text:style-name="L2">
              <text:list-header>
                <text:p>Database server</text:p>
              </text:list-header>
            </text:list>
          </draw:text-box>
        </draw:frame>
        <draw:custom-shape draw:style-name="gr2" draw:text-style-name="P2" draw:layer="layout" svg:width="14.986cm" svg:height="12.192cm" svg:x="11.684cm" svg:y="5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42cm" svg:height="1.524cm" svg:x="16.51cm" svg:y="17.78cm">
          <text:p text:style-name="P3">Raspberry Pi 3 boar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42cm" svg:height="1.524cm" svg:x="2.794cm" svg:y="7.99cm">
          <text:p text:style-name="P3">Desktop PC or Android device</text:p>
          <draw:enhanced-geometry svg:viewBox="0 0 21600 21600" draw:type="rectangle" draw:enhanced-path="M 0 0 L 21600 0 21600 21600 0 21600 0 0 Z N"/>
        </draw:custom-shape>
        <draw:frame presentation:style-name="pr5" draw:layer="layout" svg:width="8.951cm" svg:height="2.868cm" svg:x="1.016cm" svg:y="4.942cm" presentation:class="outline" presentation:user-transformed="true">
          <draw:text-box>
            <text:list text:style-name="L2">
              <text:list-header>
                <text:p>Domain Name Administrator</text:p>
              </text:list-header>
            </text:list>
          </draw:text-box>
        </draw:frame>
        <draw:custom-shape draw:style-name="gr3" draw:text-style-name="P2" draw:layer="layout" svg:width="5.842cm" svg:height="1.524cm" svg:x="2.795cm" svg:y="13.19cm">
          <text:p text:style-name="P3">Desktop PC or Android device</text:p>
          <draw:enhanced-geometry svg:viewBox="0 0 21600 21600" draw:type="rectangle" draw:enhanced-path="M 0 0 L 21600 0 21600 21600 0 21600 0 0 Z N"/>
        </draw:custom-shape>
        <draw:frame presentation:style-name="pr5" draw:layer="layout" svg:width="8.951cm" svg:height="2.868cm" svg:x="1.017cm" svg:y="10.142cm" presentation:class="outline" presentation:user-transformed="true">
          <draw:text-box>
            <text:list text:style-name="L2">
              <text:list-header>
                <text:p>Standard DNS Server</text:p>
              </text:list-header>
            </text:list>
          </draw:text-box>
        </draw:frame>
        <draw:custom-shape draw:style-name="gr3" draw:text-style-name="P2" draw:layer="layout" svg:width="5.842cm" svg:height="1.524cm" svg:x="2.796cm" svg:y="18.49cm">
          <text:p text:style-name="P3">Desktop PC or Android device</text:p>
          <draw:enhanced-geometry svg:viewBox="0 0 21600 21600" draw:type="rectangle" draw:enhanced-path="M 0 0 L 21600 0 21600 21600 0 21600 0 0 Z N"/>
        </draw:custom-shape>
        <draw:frame presentation:style-name="pr5" draw:layer="layout" svg:width="8.951cm" svg:height="2.868cm" svg:x="1.018cm" svg:y="15.442cm" presentation:class="outline" presentation:user-transformed="true">
          <draw:text-box>
            <text:list text:style-name="L2">
              <text:list-header>
                <text:p>Advance DNS Server</text:p>
              </text:list-header>
            </text:list>
          </draw:text-box>
        </draw:frame>
        <draw:line draw:style-name="gr4" draw:text-style-name="P2" draw:layer="layout" svg:x1="10.922cm" svg:y1="4.064cm" svg:x2="10.922cm" svg:y2="20.066cm">
          <text:p/>
        </draw:line>
        <draw:line draw:style-name="gr5" draw:text-style-name="P2" draw:layer="layout" svg:x1="9.967cm" svg:y1="6.604cm" svg:x2="12.946cm" svg:y2="6.604cm">
          <text:p/>
        </draw:line>
        <draw:line draw:style-name="gr5" draw:text-style-name="P2" draw:layer="layout" svg:x1="9.968cm" svg:y1="11.43cm" svg:x2="12.946cm" svg:y2="7.366cm">
          <text:p/>
        </draw:line>
        <draw:line draw:style-name="gr5" draw:text-style-name="P2" draw:layer="layout" svg:x1="9.969cm" svg:y1="16.764cm" svg:x2="12.946cm" svg:y2="8.382cm">
          <text:p/>
        </draw:line>
        <draw:line draw:style-name="gr6" draw:text-style-name="P2" draw:layer="layout" svg:x1="9.968cm" svg:y1="7.366cm" svg:x2="12.946cm" svg:y2="10.668cm">
          <text:p/>
        </draw:line>
        <draw:line draw:style-name="gr6" draw:text-style-name="P2" draw:layer="layout" svg:x1="9.968cm" svg:y1="11.938cm" svg:x2="12.946cm" svg:y2="11.938cm">
          <text:p/>
        </draw:line>
        <draw:line draw:style-name="gr6" draw:text-style-name="P2" draw:layer="layout" svg:x1="9.969cm" svg:y1="17.526cm" svg:x2="12.917cm" svg:y2="12.192cm">
          <text:p/>
        </draw:lin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stem overview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vailability</text:p>
                <text:list>
                  <text:list-item>
                    <text:p>Raspberry pi 3:</text:p>
                    <text:list>
                      <text:list-item>
                        <text:p>Domain Name REST api server and database server are always available</text:p>
                      </text:list-item>
                      <text:list-item>
                        <text:p>OAuth2 Authorization server is started/stoped via physical button wired to Raspberry pi 3 GPIOs</text:p>
                      </text:list-item>
                      <text:list-item>
                        <text:p>Special scopes access token could be revoked via physical button.</text:p>
                      </text:list-item>
                      <text:list-item>
                        <text:p>Domain Name REST api server token checked directly via querying database, it is independent of OAuth2 Authorization server</text:p>
                      </text:list-item>
                    </text:list>
                  </text:list-item>
                  <text:list-item>
                    <text:p>PC/Android:</text:p>
                    <text:list>
                      <text:list-item>
                        <text:p>Domain Name Administrator could be a web application (Spring MVC) or android application and deployed on another PC: started/stopped as requirement</text:p>
                      </text:list-item>
                      <text:list-item>
                        <text:p>Standard DNS server: could query Domain Name REST api server for resolving but is not allowed to write cache DNS record to server: started/stopped as requirement</text:p>
                      </text:list-item>
                      <text:list-item>
                        <text:p>Advance DNS server: could query Domain Name REST api server and write cache DNS record to server: started/stopped as requir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stem overview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ccess permission</text:p>
                <text:list>
                  <text:list-item>
                    <text:p>There are 3 scopes which assigned to each client application as below:</text:p>
                    <text:list>
                      <text:list-item>
                        <text:p><text:span text:style-name="T1">admin</text:span> scope: granted to Domain Name Administrator client by Authorization Code Grant flow</text:p>
                      </text:list-item>
                      <text:list-item>
                        <text:p><text:span text:style-name="T1">standard</text:span> scope: granted to Standard DNS Server client by Client Credentials Grant flow</text:p>
                      </text:list-item>
                      <text:list-item>
                        <text:p><text:span text:style-name="T1">advance</text:span> scope: granted to Advance DNS Server client by Authorization Code Grant flow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stem overview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ccess permission</text:p>
                <text:list>
                  <text:list-item>
                    <text:p>Domain Name REST api privilege for each scope:</text:p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24.147cm" svg:height="11.455cm" svg:x="2.014cm" svg:y="8.2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API</text:span></text:p>
              </table:table-cell>
              <table:table-cell>
                <text:p><text:span text:style-name="T1">Scope</text:span></text:p>
              </table:table-cell>
              <table:table-cell>
                <text:p><text:span text:style-name="T1">Note</text:span></text:p>
              </table:table-cell>
            </table:table-row>
            <table:table-row table:style-name="ro1" table:default-cell-style-name="ce2">
              <table:table-cell>
                <text:p>Read domain name from cache database APIs</text:p>
              </table:table-cell>
              <table:table-cell>
                <text:p>standard</text:p>
              </table:table-cell>
              <table:table-cell table:style-name="ce3">
                <text:p><text:span text:style-name="T2">Include: ListDomainNames, getDomainName, listCanonicalDomainNames, getCanonicalDomainName, listAliasDomainNames, getAliasDomainNames</text:span></text:p>
              </table:table-cell>
            </table:table-row>
            <table:table-row table:style-name="ro2" table:default-cell-style-name="ce2">
              <table:table-cell>
                <text:p>Update domain name cache database APIs</text:p>
              </table:table-cell>
              <table:table-cell>
                <text:p>advance</text:p>
              </table:table-cell>
              <table:table-cell table:style-name="ce3">
                <text:p><text:span text:style-name="T2">Include:</text:span></text:p>
                <text:list text:style-name="L4">
                  <text:list-item>
                    <text:p><text:span text:style-name="T2">APIs is mentioned in standard scope</text:span></text:p>
                  </text:list-item>
                  <text:list-item>
                    <text:p><text:span text:style-name="T2">CreateDomainName, UpdateCanonicalDomainName, deleteDomainName</text:span></text:p>
                  </text:list-item>
                </text:list>
              </table:table-cell>
            </table:table-row>
            <table:table-row table:style-name="ro2" table:default-cell-style-name="ce2">
              <table:table-cell>
                <text:p>Domain Name REST api server configuration APIs</text:p>
              </table:table-cell>
              <table:table-cell>
                <text:p>admin</text:p>
              </table:table-cell>
              <table:table-cell>
                <text:p>T.B.D (to be determined)</text:p>
              </table:table-cell>
            </table:table-row>
            <table:table-row table:style-name="ro2" table:default-cell-style-name="ce2">
              <table:table-cell>
                <text:p>Leverage Worker to update cache database APIs</text:p>
              </table:table-cell>
              <table:table-cell>
                <text:p>standard</text:p>
              </table:table-cell>
              <table:table-cell>
                <text:p>T.B.D (to be determined)</text:p>
                <text:p>Admin scope client could configure worker behavio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137cm" presentation:class="title" presentation:user-transformed="true">
          <draw:text-box>
            <text:p>To be continued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17:59:14.009338782</meta:creation-date>
    <dc:date>2018-08-04T21:42:27.763122820</dc:date>
    <meta:editing-duration>PT2H26M19S</meta:editing-duration>
    <meta:editing-cycles>77</meta:editing-cycles>
    <meta:generator>LibreOffice/5.2.7.2$Linux_x86 LibreOffice_project/20m0$Build-2</meta:generator>
    <meta:document-statistic meta:object-count="73"/>
  </office:meta>
</office:document-meta>
</file>